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0000000D540ED520E4B40F2A9.png" manifest:media-type="image/png"/>
  <manifest:file-entry manifest:full-path="Pictures/10000000000000CE0000006CF793EC904793DD65.png" manifest:media-type="image/png"/>
  <manifest:file-entry manifest:full-path="Pictures/10000000000000E70000009E72532D02B0AFE4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591cm" style:rel-column-width="9988*"/>
    </style:style>
    <style:style style:name="Tabla1.B" style:family="table-column">
      <style:table-column-properties style:column-width="14.409cm" style:rel-column-width="5554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Text_20_body">
      <style:text-properties style:text-underline-style="none" fo:font-weight="normal" officeooo:rsid="0036cc26" officeooo:paragraph-rsid="0036cc26" style:font-weight-asian="normal" style:font-weight-complex="normal"/>
    </style:style>
    <style:style style:name="P3" style:family="paragraph" style:parent-style-name="Text_20_body">
      <style:text-properties fo:font-size="20pt" style:text-underline-style="none" fo:font-weight="normal" officeooo:rsid="0036cc26" officeooo:paragraph-rsid="0036cc26" style:font-size-asian="20pt" style:font-weight-asian="normal" style:font-size-complex="20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size="12pt" officeooo:rsid="003d4199" officeooo:paragraph-rsid="003d4199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3efe2a" officeooo:paragraph-rsid="003efe2a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2pt" officeooo:rsid="003fef52" officeooo:paragraph-rsid="003fef52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officeooo:rsid="003d4199" officeooo:paragraph-rsid="003d4199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size="12pt" fo:font-weight="bold" officeooo:rsid="003d4199" officeooo:paragraph-rsid="003d4199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3d4199" officeooo:paragraph-rsid="003d419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3fef52" officeooo:paragraph-rsid="003fef5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43b685" officeooo:paragraph-rsid="0043b68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3d4199" officeooo:paragraph-rsid="003d4199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3efe2a" officeooo:paragraph-rsid="003efe2a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3fef52" officeooo:paragraph-rsid="003fef52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0612f" officeooo:paragraph-rsid="0040612f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24fe8" officeooo:paragraph-rsid="00424fe8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3ee01b" officeooo:paragraph-rsid="003ee01b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3d4199" officeooo:paragraph-rsid="003d4199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424fe8" officeooo:paragraph-rsid="00424fe8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5pt" style:text-underline-style="none" fo:font-weight="bold" officeooo:rsid="0036cc26" officeooo:paragraph-rsid="0036cc26" style:font-size-asian="13.1000003814697pt" style:font-weight-asian="bold" style:font-size-complex="15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5pt" fo:font-style="normal" style:text-underline-style="none" fo:font-weight="bold" officeooo:rsid="003d4199" officeooo:paragraph-rsid="003d4199" style:font-size-asian="13.1000003814697pt" style:font-style-asian="normal" style:font-weight-asian="bold" style:font-size-complex="15pt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5pt" fo:font-style="normal" style:text-underline-style="none" fo:font-weight="bold" officeooo:rsid="003ee01b" officeooo:paragraph-rsid="003ee01b" style:font-size-asian="13.1000003814697pt" style:font-style-asian="normal" style:font-weight-asian="bold" style:font-size-complex="15pt" style:font-style-complex="normal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paragraph-rsid="00424fe8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424fe8" officeooo:paragraph-rsid="00424fe8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normal" officeooo:rsid="00424fe8" officeooo:paragraph-rsid="00424fe8" style:font-weight-asian="normal" style:font-weight-complex="normal"/>
    </style:style>
    <style:style style:name="P27" style:family="paragraph" style:parent-style-name="Text_20_body" style:list-style-name="L1">
      <style:paragraph-properties fo:text-align="justify" style:justify-single-word="false"/>
      <style:text-properties fo:font-size="12pt" fo:font-style="normal" style:text-underline-style="none" fo:font-weight="bold" officeooo:rsid="003fef52" officeooo:paragraph-rsid="003fef52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3fef52" officeooo:paragraph-rsid="003fef52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3efe2a" officeooo:paragraph-rsid="003efe2a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0612f" officeooo:paragraph-rsid="0040612f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24fe8" officeooo:paragraph-rsid="00424fe8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5e76b" officeooo:paragraph-rsid="0045e76b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3b685" officeooo:paragraph-rsid="0043b685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7d50b" officeooo:paragraph-rsid="0047d50b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3efe2a" officeooo:paragraph-rsid="003efe2a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normal" officeooo:rsid="003efe2a" officeooo:paragraph-rsid="003ee01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3fef52" officeooo:paragraph-rsid="003fef5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40612f" officeooo:paragraph-rsid="0040612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424fe8" officeooo:paragraph-rsid="00424fe8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bold" officeooo:rsid="0040612f" officeooo:paragraph-rsid="0045e76b" style:font-size-asian="10.5pt" style:font-style-asian="italic" style:font-weight-asian="bold" style:font-size-complex="12pt" style:font-style-complex="italic" style:font-weight-complex="bold"/>
    </style:style>
    <style:style style:name="P41" style:family="paragraph" style:parent-style-name="Text_20_body" style:list-style-name="L1">
      <style:paragraph-properties fo:text-align="justify" style:justify-single-word="false"/>
      <style:text-properties officeooo:paragraph-rsid="0040612f"/>
    </style:style>
    <style:style style:name="P42" style:family="paragraph">
      <style:paragraph-properties fo:text-align="center"/>
    </style:style>
    <style:style style:name="T1" style:family="text">
      <style:text-properties officeooo:rsid="001eb455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2d4b5f" style:font-size-asian="20pt" style:font-size-complex="20pt"/>
    </style:style>
    <style:style style:name="T4" style:family="text">
      <style:text-properties fo:font-size="20pt" officeooo:rsid="003d4199" style:font-size-asian="20pt" style:font-size-complex="20pt"/>
    </style:style>
    <style:style style:name="T5" style:family="text">
      <style:text-properties fo:font-size="20pt" fo:font-style="italic" officeooo:rsid="003d4199" style:font-size-asian="20pt" style:font-style-asian="italic" style:font-size-complex="20pt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ee01b" style:font-weight-asian="normal" style:font-weight-complex="normal"/>
    </style:style>
    <style:style style:name="T8" style:family="text">
      <style:text-properties fo:font-weight="normal" officeooo:rsid="003efe2a" style:font-weight-asian="normal" style:font-weight-complex="normal"/>
    </style:style>
    <style:style style:name="T9" style:family="text">
      <style:text-properties fo:font-weight="normal" officeooo:rsid="003fef52" style:font-weight-asian="normal" style:font-weight-complex="normal"/>
    </style:style>
    <style:style style:name="T10" style:family="text">
      <style:text-properties fo:font-weight="normal" officeooo:rsid="0040612f" style:font-weight-asian="normal" style:font-weight-complex="normal"/>
    </style:style>
    <style:style style:name="T11" style:family="text">
      <style:text-properties fo:font-weight="normal" officeooo:rsid="00424fe8" style:font-weight-asian="normal" style:font-weight-complex="normal"/>
    </style:style>
    <style:style style:name="T12" style:family="text">
      <style:text-properties fo:font-weight="normal" officeooo:rsid="0045e76b" style:font-weight-asian="normal" style:font-weight-complex="normal"/>
    </style:style>
    <style:style style:name="T13" style:family="text">
      <style:text-properties fo:font-weight="normal" officeooo:rsid="0047d50b" style:font-weight-asian="normal" style:font-weight-complex="normal"/>
    </style:style>
    <style:style style:name="T14" style:family="text">
      <style:text-properties fo:font-weight="normal" officeooo:rsid="0049be44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fef52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fef5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40612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424fe8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normal" officeooo:rsid="003fef52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3d4199"/>
    </style:style>
    <style:style style:name="T25" style:family="text">
      <style:text-properties officeooo:rsid="003ee01b"/>
    </style:style>
    <style:style style:name="T26" style:family="text">
      <style:text-properties officeooo:rsid="003efe2a"/>
    </style:style>
    <style:style style:name="T27" style:family="text">
      <style:text-properties officeooo:rsid="003fef52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40612f" style:font-weight-asian="bold" style:font-weight-complex="bold"/>
    </style:style>
    <style:style style:name="T30" style:family="text">
      <style:text-properties fo:font-size="12pt" fo:font-style="normal" style:text-underline-style="none" fo:font-weight="bold" officeooo:rsid="003fef52" style:font-size-asian="10.5pt" style:font-style-asian="normal" style:font-weight-asian="bold" style:font-size-complex="12pt" style:font-style-complex="normal" style:font-weight-complex="bold"/>
    </style:style>
    <style:style style:name="T31" style:family="text">
      <style:text-properties officeooo:rsid="0045e76b"/>
    </style:style>
    <style:style style:name="T3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</text:span><text:span text:style-name="T2">RÁCTICA </text:span><text:span text:style-name="T4">3</text:span><text:span text:style-name="T2">: </text:span><text:span text:style-name="T4">Búsqueda de ficheros y patrones en </text:span><text:span text:style-name="T5">bash</text:span></text:p>
      <text:p text:style-name="P3">ALUMNO:</text:p>
      <text:p text:style-name="P21">1. INTRODUCCIÓN</text:p>
      <text:p text:style-name="P13"><text:span text:style-name="T6"><text:tab/>En </text:span><text:span text:style-name="T17">bash </text:span><text:span text:style-name="T6">tenemos tres comandos esenciales para la búsqueda de archivos </text:span><text:span text:style-name="T7">y patrones dentro de archivos</text:span><text:span text:style-name="T6">: </text:span><text:span text:style-name="T17">grep</text:span><text:span text:style-name="T6">, </text:span><text:span text:style-name="T17">find</text:span><text:span text:style-name="T6"> y </text:span><text:span text:style-name="T17">locate</text:span><text:span text:style-name="T6">. Son parecidos entre sí pero vamos a ver las principales diferencias entre los mismos en esta práctica.</text:span></text:p>
      <text:p text:style-name="P10"/>
      <text:p text:style-name="P13">1.1. <text:span text:style-name="T15">Grep (Globally Regular Expressions Pattern)</text:span></text:p>
      <text:p text:style-name="P10"><text:tab/>El comando <text:span text:style-name="T21">grep</text:span> busca patrones en ficheros <text:span text:style-name="T25">(dentro de su contenido)</text:span>. Por defecto devuelve todas las líneas que contienen un patrón (cadena de texto) determinado en uno o varios ficheros. Utilizando las opciones se puede variar mucho este comportamiento. Si no se le pasa ningún fichero como argumento hace la búsqueda en su entrada estándar. </text:p>
      <text:p text:style-name="P19">Grep [opciones] &lt;patrón&gt; [ficheros]</text:p>
      <text:p text:style-name="P10">Algunas opciones son las siguiente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Opción</text:p>
          </table:table-cell>
          <table:table-cell table:style-name="Tabla1.B1" office:value-type="string">
            <text:p text:style-name="P9">Descripción</text:p>
          </table:table-cell>
        </table:table-row>
        <table:table-row>
          <table:table-cell table:style-name="Tabla1.A2" office:value-type="string">
            <text:p text:style-name="P5">-<text:span text:style-name="T24">c</text:span></text:p>
          </table:table-cell>
          <table:table-cell table:style-name="Tabla1.B2" office:value-type="string">
            <text:p text:style-name="P4">Devuelve solo la cantidad de líneas que contienen al patrón</text:p>
          </table:table-cell>
        </table:table-row>
        <table:table-row>
          <table:table-cell table:style-name="Tabla1.A2" office:value-type="string">
            <text:p text:style-name="P5">-<text:span text:style-name="T24">i</text:span></text:p>
          </table:table-cell>
          <table:table-cell table:style-name="Tabla1.B2" office:value-type="string">
            <text:p text:style-name="P4">Ingora las diferencias entre mayúsculas y minúsculas</text:p>
          </table:table-cell>
        </table:table-row>
        <table:table-row>
          <table:table-cell table:style-name="Tabla1.A2" office:value-type="string">
            <text:p text:style-name="P5">-<text:span text:style-name="T24">H</text:span></text:p>
          </table:table-cell>
          <table:table-cell table:style-name="Tabla1.B2" office:value-type="string">
            <text:p text:style-name="P4">Imprime, además de las líneas, el nombre del fichero donde se encontró el patrón</text:p>
          </table:table-cell>
        </table:table-row>
        <table:table-row>
          <table:table-cell table:style-name="Tabla1.A2" office:value-type="string">
            <text:p text:style-name="P5">“<text:span text:style-name="T27">^</text:span><text:span text:style-name="T16">letra</text:span><text:span text:style-name="T22">”</text:span></text:p>
          </table:table-cell>
          <table:table-cell table:style-name="Tabla1.B2" office:value-type="string">
            <text:p text:style-name="P7">Busca todas las líneas que comienza por la letra que especifiquemos</text:p>
          </table:table-cell>
        </table:table-row>
        <table:table-row>
          <table:table-cell table:style-name="Tabla1.A2" office:value-type="string">
            <text:p text:style-name="P5">-<text:span text:style-name="T24">v</text:span></text:p>
          </table:table-cell>
          <table:table-cell table:style-name="Tabla1.B2" office:value-type="string">
            <text:p text:style-name="P4">Devuelve las líneas que no contiene el patrón</text:p>
          </table:table-cell>
        </table:table-row>
        <table:table-row>
          <table:table-cell table:style-name="Tabla1.A2" office:value-type="string">
            <text:p text:style-name="P5">-<text:span text:style-name="T24">r</text:span></text:p>
          </table:table-cell>
          <table:table-cell table:style-name="Tabla1.B2" office:value-type="string">
            <text:p text:style-name="P4">Busca en un directorio de forma recursiva</text:p>
          </table:table-cell>
        </table:table-row>
        <table:table-row>
          <table:table-cell table:style-name="Tabla1.A2" office:value-type="string">
            <text:p text:style-name="P5">-<text:span text:style-name="T24">n</text:span></text:p>
          </table:table-cell>
          <table:table-cell table:style-name="Tabla1.B2" office:value-type="string">
            <text:p text:style-name="P4">Imprime el número de cada línea que contiene al patrón</text:p>
          </table:table-cell>
        </table:table-row>
        <table:table-row>
          <table:table-cell table:style-name="Tabla1.A2" office:value-type="string">
            <text:p text:style-name="P5">-<text:span text:style-name="T26">rn</text:span></text:p>
          </table:table-cell>
          <table:table-cell table:style-name="Tabla1.B2" office:value-type="string">
            <text:p text:style-name="P6">Busca de forma recursiva en varios ficheros de archivos</text:p>
          </table:table-cell>
        </table:table-row>
      </table:table>
      <text:p text:style-name="P10"/>
      <text:p text:style-name="P15">1.2. <text:span text:style-name="T15">Find</text:span></text:p>
      <text:p text:style-name="P11"><text:tab/>El comando find es uno de los más poderosos en un sistema Linux. Permite buscar de forma recursiva en un directorio a todos los ficheros que cumplan ciertas condiciones. Las condiciones pueden estar relacionadas con el nombre de los ficheros, el tamaño, los permisos, el tipo, las fechas de acceso y modificación, etc. </text:p>
      <text:p text:style-name="P11"/>
      <text:p text:style-name="P11"><text:soft-page-break/>Algunas opciones:</text:p>
      <text:list text:style-name="L1">
        <text:list-item>
          <text:p text:style-name="P27">-name &lt;extensión&gt; <text:span text:style-name="T6">permite especificar patrones para los nombres de los ficheros a buscar.</text:span></text:p>
        </text:list-item>
        <text:list-item>
          <text:p text:style-name="P27">-iname&lt;expresión&gt; <text:span text:style-name="T6">permite especificar patrones para los nombres a buscar pero sin tener en cuanta mayúsculas ni minúsculas.</text:span></text:p>
        </text:list-item>
        <text:list-item>
          <text:p text:style-name="P41"><text:span text:style-name="T30">-size +/- &lt;n&gt; </text:span>permite indicar el tamaño máximo y/o mínimo de los ficheros a buscar. Por defecto el tamaño se expresa en bloques de 512 bytes, pero si se precede este por un carácter <text:span text:style-name="T15">c</text:span> se referirá a bytes, <text:span text:style-name="T15">k</text:span> a kilobytes, <text:span text:style-name="T15">w</text:span> a palabras de dos bytes y <text:span text:style-name="T15">b</text:span> a bloques.</text:p>
        </text:list-item>
        <text:list-item>
          <text:p text:style-name="P41"><text:span text:style-name="T28">- perm [+|-] &lt;</text:span><text:span text:style-name="T29">modo&gt;</text:span><text:span text:style-name="T28"> </text:span>permite referirse a aquellos ficheros cuyos permisos sean exactamente modo, incluya todos los de modo (signo -) o incluya alguno de los de (signo +). El valor de se expresa en forma numérica.</text:p>
        </text:list-item>
        <text:list-item>
          <text:p text:style-name="P41"><text:span text:style-name="T28">-exec &lt;</text:span><text:span text:style-name="T29">comando&gt; </text:span>permite definir un comando a ejecutarse para cada resultado de la búsqueda. La cadena {} se sustituye por el nombre de los ficheros encontrados. El caracter ; permite indicar la finalización del comando. (Tanto {} como ; tienen que ir entre comillas o entre contrabarras para evitar que sea sustituido por el shell). </text:p>
        </text:list-item>
      </text:list>
      <text:p text:style-name="P25">1.3. Locate</text:p>
      <text:p text:style-name="P24"><text:span text:style-name="T11"><text:tab/>El comando </text:span><text:span text:style-name="T20">locate</text:span><text:span text:style-name="T11"> busca en una base de datos, actualizada periódicamente, todos los </text:span><text:span text:style-name="T20">paths</text:span><text:span text:style-name="T11"> en la jerarquía de ficheros que contengan una cadena determinada. En esta práctica no vamos a utilizarlo.</text:span></text:p>
      <text:p text:style-name="P26"/>
      <text:p text:style-name="P22">2. OBJETIVO</text:p>
      <text:p text:style-name="P10"><text:tab/>El objetivo de la práctica es que os familiaricéis con los comandos <text:span text:style-name="T25">que sirven para localizar patrones dentro de archivos, así como encontrar determinados ficheros.</text:span></text:p>
      <text:p text:style-name="P22"/>
      <text:p text:style-name="P23">3. EJERCICIOS</text:p>
      <text:p text:style-name="P18">3.1. <text:span text:style-name="T6">Los primeros ejercicios los vamos a realizar con el archivo </text:span><text:span text:style-name="T17">allstar.txt </text:span><text:span text:style-name="T6">que utilizamos en las anteriores prácticas. Cuenta el número de veces que aparece la palabra “All” </text:span><text:span text:style-name="T8">en el archivo.</text:span></text:p>
      <text:p text:style-name="P36">grep -o ‘All' allstar.txt | wc -l</text:p>
      <text:p text:style-name="P14">3.2. <text:span text:style-name="T6">Cuenta el número de veces que aparece la palabra “nba” en el mismo.</text:span></text:p>
      <text:p text:style-name="P35">grep -o '<text:span text:style-name="T31">nba</text:span>' allstar.txt | wc -l</text:p>
      <text:p text:style-name="P35"/>
      <text:p text:style-name="P14"><text:soft-page-break/>3.3. <text:span text:style-name="T6">Hazlo ahora sin distinguir mayúsculas de minúsculas.</text:span></text:p>
      <text:p text:style-name="P14"><text:span text:style-name="T6">grep -</text:span><text:span text:style-name="T12">i </text:span><text:span text:style-name="T6">'All' allstar.txt | wc -l</text:span></text:p>
      <text:p text:style-name="P14">3.4. <text:span text:style-name="T6">Busca las líneas que no contienen la letra “n” en </text:span><text:span text:style-name="T17">allstar.txt</text:span></text:p>
      <text:p text:style-name="P35">grep -v 'n' allstar.txt</text:p>
      <text:p text:style-name="P14">3.5. <text:span text:style-name="T6">Imprime en pantalla todas las líneas con el número 2 de los ficheros </text:span><text:span text:style-name="T17">allstar.txt </text:span><text:span text:style-name="T6">y </text:span><text:span text:style-name="T17">fichero.txt</text:span><text:span text:style-name="T6"> de la anterior práctica.</text:span></text:p>
      <text:p text:style-name="P14"><text:span text:style-name="T6">grep ‘</text:span><text:span text:style-name="T12">2’</text:span><text:span text:style-name="T6"> allstar.txt fichero.txt </text:span></text:p>
      <text:p text:style-name="P14">3.6. <text:span text:style-name="T9">Busca las líneas que comienzan por la letra </text:span><text:span text:style-name="T18">a </text:span><text:span text:style-name="T9">en allstar</text:span><text:span text:style-name="T18">.txt</text:span><text:span text:style-name="T9">.</text:span></text:p>
      <text:p text:style-name="P14"><text:span text:style-name="T9">grep grep '^a' allstar.txt allstar.txt </text:span></text:p>
      <text:p text:style-name="P15">3.7. <text:span text:style-name="T6">Busca información sobre cómo podemos imprimir las líneas que comienzan por </text:span><text:span text:style-name="T17">a</text:span><text:span text:style-name="T6"> pero también, a la vez, las que comienzan por </text:span><text:span text:style-name="T17">l </text:span><text:span text:style-name="T6">en </text:span><text:span text:style-name="T17">allstar.txt.</text:span></text:p>
      <text:p text:style-name="P11">grep '^a\|^l' allstar.txt</text:p>
      <text:p text:style-name="P15">3.8. <text:span text:style-name="T6">Busca los múltiplos de 5 en el archivo </text:span><text:span text:style-name="T17">fichero.txt</text:span><text:span text:style-name="T6">.</text:span></text:p>
      <text:p text:style-name="P32"><text:span text:style-name="T13">g</text:span><text:span text:style-name="T6">rep “</text:span><text:span text:style-name="T13">[05]”</text:span><text:span text:style-name="T14">$</text:span><text:span text:style-name="T13"> fichero.txt</text:span></text:p>
      <text:p text:style-name="P15">3.9. <text:span text:style-name="T6">Busca información sobre cómo se puede buscar las palabras que acaben en una determinada letra.</text:span></text:p>
      <text:p text:style-name="P15"><text:span text:style-name="T6">grep 'a$' archivo.txt</text:span></text:p>
      <text:p text:style-name="P15"><text:span text:style-name="T6">En este comando, la expresión regular a$ significa que estás buscando líneas que tengan la letra "a" al final de la línea. </text:span></text:p>
      <text:p text:style-name="P15">3.10. <text:span text:style-name="T6">Pon un ejemplo del anterior ejercicio para cada fichero.</text:span></text:p>
      <text:p text:style-name="P15"><text:span text:style-name="T6">grep 'a$' allstar.txt</text:span></text:p>
      <text:p text:style-name="P15">3.11. <text:span text:style-name="T10">Encuentra todos los archivos </text:span><text:span text:style-name="T19">.csv </text:span><text:span text:style-name="T10">de la carpeta </text:span><text:span text:style-name="T19">Downloads</text:span><text:span text:style-name="T10">.</text:span></text:p>
      <text:p text:style-name="P11">find ~/Downloads -name "*.csv"</text:p>
      <text:p text:style-name="P16">3.12. <text:span text:style-name="T6">Encuentra todos los archivos de texto de la carpeta </text:span><text:span text:style-name="T17">Downloads</text:span><text:span text:style-name="T6">.</text:span></text:p>
      <text:p text:style-name="P16"><text:span text:style-name="T6">find ~/Downloads -name "*.</text:span><text:span text:style-name="T12">txt</text:span><text:span text:style-name="T6">"</text:span></text:p>
      <text:p text:style-name="P16">3.13. <text:span text:style-name="T6">Encontrar todos los archivos </text:span><text:span text:style-name="T17">.pdf </text:span><text:span text:style-name="T6">que tengan tamaño superior a 1MB.</text:span></text:p>
      <text:p text:style-name="P38">find / -type f -name"*.pdf" -size +1M</text:p>
      <text:p text:style-name="P38"/>
      <text:p text:style-name="P16"><text:soft-page-break/>3.14. <text:span text:style-name="T6">Encuentra todos los archivos en formato </text:span><text:span text:style-name="T17">.pdf </text:span><text:span text:style-name="T6"><text:s/>o </text:span><text:span text:style-name="T17">.csv </text:span><text:span text:style-name="T6">que tengan un tamaño inferior a a 500 kb. Para ello utiliza</text:span></text:p>
      <text:p text:style-name="P40"><text:span text:style-name="T6">find. \“</text:span><text:span text:style-name="T23">-name </text:span><text:span text:style-name="T6">*.</text:span><text:span text:style-name="T12">pdf</text:span><text:span text:style-name="T6">” -o “</text:span><text:span text:style-name="T23">-name </text:span><text:span text:style-name="T6">*.</text:span><text:span text:style-name="T12">csv</text:span><text:span text:style-name="T6">” -size -500k</text:span></text:p>
      <text:p text:style-name="P17">3.15. <text:span text:style-name="T6">Encuentra todas las imágenes de la carpeta.</text:span></text:p>
      <text:p text:style-name="P17"><text:span text:style-name="T6">find Segundo </text:span><text:span text:style-name="T12">c</text:span><text:span text:style-name="T6">uatri/ -type f \-iname "*.jpg" </text:span></text:p>
      <text:p text:style-name="P17">3.16. <text:span text:style-name="T6">Encuentra todos los ficheros que contienen la letra </text:span><text:span text:style-name="T17">x.</text:span></text:p>
      <text:p text:style-name="P39">find <text:span text:style-name="T31">Segundo cuatri</text:span> -type f -exec grep -l 'x' {} +</text:p>
      <text:p text:style-name="P17">3.17. <text:span text:style-name="T6">Encuentra todos los ficheros del directorio que sean en formato </text:span><text:span text:style-name="T17">pdf </text:span><text:span text:style-name="T6">y además tengan la letra </text:span><text:span text:style-name="T17">a</text:span><text:span text:style-name="T6">. Ejemplo: para encontrar los archivos que sean </text:span><text:span text:style-name="T17">.csv </text:span><text:span text:style-name="T6">con la letra </text:span><text:span text:style-name="T17">x</text:span><text:span text:style-name="T6"> usaríamos:</text:span></text:p>
      <text:p text:style-name="P20">find . -type f -name “*.pdf” -iname “*x*”</text:p>
      <text:p text:style-name="P17">3.18. <text:span text:style-name="T6">Utiliza el siguiente comando para encontrar los archivos </text:span><text:span text:style-name="T17">.txt </text:span><text:span text:style-name="T6">que contengan más de 10 líneas:</text:span></text:p>
      <text:p text:style-name="P20">find . -name “*.txt” -exec awk ‘NR&gt;10 {print FILENAME; exit}’ {}\;</text:p>
      <text:p text:style-name="P33">3.19. <text:span text:style-name="T6">Encuentra todos los archivos </text:span><text:span text:style-name="T17">txt </text:span><text:span text:style-name="T6">modificados en los últimos 30 días añadiendo después de localizar, en general, cualquier archivo </text:span><text:span text:style-name="T17">txt</text:span><text:span text:style-name="T6"> el comando </text:span><text:span text:style-name="T17">-atime -30</text:span><text:span text:style-name="T6">.</text:span></text:p>
      <text:p text:style-name="P34"><text:span text:style-name="T6">find -atime -30 -name “.txt”</text:span></text:p>
      <text:p text:style-name="P33">3.20. <text:span text:style-name="T6">Encontrar todos los archivos PDF que hayan sido modificados en las últimas 24 horas.</text:span></text:p>
      <text:p text:style-name="P34"><text:span text:style-name="T6">find -atime -1 -name “.pdf”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officeooo:rsid="001eb4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13.931cm" svg:y="-0.534cm" svg:width="3.013cm" svg:height="2.006cm" draw:z-index="3"><draw:image xlink:href="Pictures/1000000000000140000000D540ED520E4B40F2A9.png" xlink:type="simple" xlink:show="embed" xlink:actuate="onLoad" draw:mime-type="image/png"/></draw:frame><draw:frame draw:style-name="Mfr1" draw:name="Imagen5" text:anchor-type="paragraph" svg:x="-0.101cm" svg:y="-0.242cm" svg:width="3.302cm" svg:height="1.73cm" draw:z-index="11"><draw:image xlink:href="Pictures/10000000000000CE0000006CF793EC904793DD65.png" xlink:type="simple" xlink:show="embed" xlink:actuate="onLoad" draw:mime-type="image/png"/></draw:frame><draw:frame draw:style-name="Mfr1" draw:name="Imagen6" text:anchor-type="paragraph" svg:x="6.98cm" svg:y="-0.533cm" svg:width="3.041cm" svg:height="2.08cm" draw:z-index="15"><draw:image xlink:href="Pictures/10000000000000E70000009E72532D02B0AFE4D9.png" xlink:type="simple" xlink:show="embed" xlink:actuate="onLoad" draw:mime-type="image/png"/></draw:frame></text:p>
        <text:p text:style-name="Header"/>
        <text:p text:style-name="Header"/>
        <text:p text:style-name="Header"><draw:line text:anchor-type="paragraph" draw:z-index="7" draw:name="Forma1" draw:style-name="Mgr1" draw:text-style-name="MP1" svg:x1="-0.28cm" svg:y1="0.369cm" svg:x2="17.018cm" svg:y2="0.369cm"><text:p/></draw:line></text:p>
      </style:header>
      <style:footer>
        <text:p text:style-name="MP2"><text:page-number text:select-page="current">4</text:page-number><text:s/><text:span text:style-name="MT1">de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1:17:01.541000000</meta:creation-date>
    <meta:generator>LibreOffice/7.6.0.3$Windows_X86_64 LibreOffice_project/69edd8b8ebc41d00b4de3915dc82f8f0fc3b6265</meta:generator>
    <dc:date>2024-02-22T10:28:14.264000000</dc:date>
    <meta:editing-duration>PT3H11M24S</meta:editing-duration>
    <meta:editing-cycles>29</meta:editing-cycles>
    <meta:print-date>2024-02-22T10:28:11.975000000</meta:print-date>
    <meta:printed-by>Archivos PDF</meta:printed-by>
    <meta:document-statistic meta:table-count="1" meta:image-count="3" meta:object-count="0" meta:page-count="4" meta:paragraph-count="81" meta:word-count="963" meta:character-count="5736" meta:non-whitespace-character-count="4846"/>
  </office:meta>
</office:document-meta>
</file>